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T3" style:parent-style-name="DefaultParagraphFont" style:family="text">
      <style:text-properties fo:font-size="11.5pt" style:font-size-asian="11.5pt"/>
    </style:style>
    <style:style style:name="T4" style:parent-style-name="DefaultParagraphFont" style:family="text">
      <style:text-properties fo:font-size="11.5pt" style:font-size-asian="11.5pt" fo:language="en" fo:country="US"/>
    </style:style>
    <style:style style:name="T5" style:parent-style-name="DefaultParagraphFont" style:family="text">
      <style:text-properties fo:font-size="11.5pt" style:font-size-asian="11.5pt"/>
    </style:style>
  </office:automatic-styles>
  <office:body>
    <office:text text:use-soft-page-breaks="true">
      <text:h text:style-name="P1" text:outline-level="1">Multipage IDE <text:s text:c="3"/></text:h>
      <text:p text:style-name="P2"/>
      <text:p text:style-name="Standard"><text:span text:style-name="T3">Multipage IDE available at www.multipage-software.org with Maclan macrolanguage. It does not use folders and source code files to build applications, such as a conventional IDE, but it uses areas and slots for source code providers. That areas act as templates. The resulting source code is created using a macro language implemented in preprocessor. Main purpose of this framework is to enable exchange of software elements. They can be loaded and embedded into required parts</text:span><text:span text:style-name="T4"><text:s/></text:span><text:span text:style-name="T5">of the templates. The intent is, to further develop and complete a framework for AI, based on similar assumptio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-asian="Times New Roman" style:font-name-complex="Times New Roman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áclav Kolarčík</dc:creator>
    <meta:creation-date>2021-09-09T11:30:00Z</meta:creation-date>
    <dc:date>2023-06-18T11:06:00Z</dc:date>
    <meta:template xlink:href="Normal.dotm" xlink:type="simple"/>
    <meta:editing-cycles>191</meta:editing-cycles>
    <meta:editing-duration>PT241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91" meta:character-count="611" meta:row-count="4" meta:non-whitespace-character-count="521"/>
  </office:meta>
</office:document-meta>
</file>